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0293" officeooo:paragraph-rsid="001702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The aim of this report is to summarise my experience taking the orientation week, that took place last week of april 2024.</text:p>
      <text:p text:style-name="P1">Being honest the interest choosing this collage is for the reputation and the knowledge I can acquire here, I am sure it will help to find a better job in the future.</text:p>
      <text:p text:style-name="P1"/>
      <text:p text:style-name="P1">An overview</text:p>
      <text:p text:style-name="P1">Talking about the tour it was very nice at the beginning, the guides showed us all the relevant places, historical monuments and the main buildings from all the campus. I can ensure guides are truly informed about history of the places, they really make you feel you are already part of the institution. They also show ways to arrive to the builds easily and move all over the place.</text:p>
      <text:p text:style-name="P1"/>
      <text:p text:style-name="P1">Benefits to be an student</text:p>
      <text:p text:style-name="P1">Almost at the end of the course, they start to tell us what are the benefits to be an student, you can have lost of discounts in almost every shop, and also you will have all the required software for your academic use.</text:p>
      <text:p text:style-name="P1">As part of the college you can make use of the gym, football field and olympic pool and even they support you to be a real athlete.</text:p>
      <text:p text:style-name="P1"/>
      <text:p text:style-name="P1">Recommendations</text:p>
      <text:p text:style-name="P1">All the place is really big and even the guides show you how to move all around the place there is no signs and you can even get lost, in that way they can also provide an app for the students to have all this information in their own phones and maybe get it in a more detailed way, it would have been highly better to remember all the things about the tou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8:42:58.523693056</meta:creation-date>
    <dc:date>2024-04-11T19:28:13.545642379</dc:date>
    <meta:editing-duration>PT45M16S</meta:editing-duration>
    <meta:editing-cycles>1</meta:editing-cycles>
    <meta:document-statistic meta:table-count="0" meta:image-count="0" meta:object-count="0" meta:page-count="1" meta:paragraph-count="10" meta:word-count="275" meta:character-count="1442" meta:non-whitespace-character-count="1177"/>
    <meta:generator>LibreOffice/7.5.9.2$Linux_X86_64 LibreOffice_project/50$Build-2</meta:generator>
  </office:meta>
</office:document-meta>
</file>